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ielanleitung</text:p>
      <text:p text:style-name="Standard"/>
      <text:p text:style-name="Standard">Bewegen</text:p>
      <text:p text:style-name="Standard"/>
      <text:p text:style-name="Standard">Bitte dne richtigen Namen verwenden, damit man erkennbar ist. Namen kann man ändern indem man oben auf das „Burger-Symbl“ (3Striche) und dann Edit Name klickt.</text:p>
      <text:p text:style-name="Standard"/>
      <text:p text:style-name="Standard">Wenn man jemandem anderen begegner</text:p>
      <text:p text:style-name="Standard"/>
      <text:p text:style-name="Standard">Es blenden sich rechts Fenster – videos oder Meetingräme</text:p>
      <text:p text:style-name="Standard"/>
      <text:p text:style-name="Standard">Meetingräume sind an den 3 Tischen au der Terasse neben dem Kamin</text:p>
      <text:p text:style-name="Standard"/>
      <text:p text:style-name="Standard"/>
      <text:p text:style-name="Standard">Begebe dich jetzt durch das Garten tor auf die Rote Blume und los geht’s!</text:p>
      <text:p text:style-name="Standard"/>
      <text:p text:style-name="Standard"/>
      <text:p text:style-name="Standard"/>
      <text:p text:style-name="Standard">Viel Spass</text:p>
      <text:p text:style-name="Standard"/>
      <text:p text:style-name="Standard">Tho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Wittpahl</meta:initial-creator>
    <meta:creation-date>2021-01-16T21:43:28</meta:creation-date>
    <dc:date>2021-01-16T21:54:20</dc:date>
    <dc:creator>Thomas Wittpahl</dc:creator>
    <meta:editing-duration>PT6M48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1" meta:paragraph-count="9" meta:word-count="70" meta:character-count="424"/>
  </office:meta>
</office:document-meta>
</file>